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435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lease help us find our balloon!</text:p>
          </draw:text-box>
        </draw:frame>
        <draw:frame presentation:style-name="pr2" draw:text-style-name="P1" draw:layer="layout" svg:width="24.639cm" svg:height="13.435cm" svg:x="1.4cm" svg:y="4.853cm" presentation:class="subtitle" presentation:user-transformed="true">
          <draw:text-box>
            <text:p text:style-name="P1"><text:span text:style-name="T1">On May 21, we launched a </text:span><text:span text:style-name="T2">high altitude research balloon</text:span><text:span text:style-name="T1"> from Chapel Hill. <text:s/>We lost contact with it, but we think it </text:span><text:span text:style-name="T2">landed near Coats, NC</text:span><text:span text:style-name="T1">. <text:s/>Two eyewitnesses report a </text:span><text:span text:style-name="T3">balloon floating close to the ground at sunset</text:span><text:span text:style-name="T1"> near Coats on that day-but we need more information in order to find it. <text:s/></text:span><text:span text:style-name="T2">If you also saw a balloon</text:span><text:span text:style-name="T1"> on May 21, or if you found </text:span><text:span text:style-name="T2">a red lunch box with cameras</text:span><text:span text:style-name="T1"> (the balloon payload) or noticed </text:span><text:span text:style-name="T2">something stuck in a tree</text:span><text:span text:style-name="T1">, please contact us by phone at 575-418-8555 or by email at </text:span><text:span text:style-name="T1"><text:a xlink:href="mailto:daniel.bowman@unc.edu" xlink:type="simple">daniel.bowman@unc.edu</text:a></text:span></text:p>
            <text:p text:style-name="P1"><text:span text:style-name="T1">Thank you so much!</text:span></text:p>
            <text:p text:style-name="P1"><text:span text:style-name="T1">-Danny Bowman and Jared Saba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Bowman</meta:initial-creator>
    <meta:creation-date>2014-06-06T09:12:39</meta:creation-date>
    <dc:date>2014-06-06T09:25:05</dc:date>
    <dc:creator>Danny Bowman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